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paragraph-rsid="00041561"/>
    </style:style>
    <style:style style:name="P4" style:family="paragraph" style:parent-style-name="Standard">
      <style:paragraph-properties fo:break-before="page"/>
      <style:text-properties style:font-name="Liberation Sans" officeooo:paragraph-rsid="00041561"/>
    </style:style>
    <style:style style:name="T1" style:family="text">
      <style:text-properties officeooo:rsid="0004c0aa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hipment in records"&gt;</text:placeholder></text:p>
      <text:p text:style-name="P4"><text:placeholder text:placeholder-type="text">&lt;for each="package in shipment.packages"&gt;</text:placeholder></text:p>
      <text:section text:style-name="Sect1" text:name="Section1">
        <text:p text:style-name="P1"><text:span text:style-name="T1">Shipment: </text:span><text:placeholder text:placeholder-type="text">&lt;shipment.rec_name&gt;</text:placeholder></text:p>
        <text:p text:style-name="P1"><text:span text:style-name="T1">Package: </text:span><text:placeholder text:placeholder-type="text">&lt;package.rec_name&gt;</text:placeholder></text:p>
      </text:section>
      <text:p text:style-name="P3"><text:placeholder text:placeholder-type="text">&lt;/for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columns fo:column-count="2" fo:column-gap="12.7mm">
          <style:column style:rel-width="32767*" fo:start-indent="0mm" fo:end-indent="6.35mm"/>
          <style:column style:rel-width="32768*" fo:start-indent="6.3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4:42:32</meta:creation-date>
    <dc:date>2013-10-09T17:02:34</dc:date>
    <meta:editing-duration>PT19M17S</meta:editing-duration>
    <meta:editing-cycles>5</meta:editing-cycles>
    <meta:generator>LibreOffice/3.6$OpenBSD_X86_64 LibreOffice_project/360m1$Build-2</meta:generator>
    <meta:document-statistic meta:table-count="0" meta:image-count="0" meta:object-count="0" meta:page-count="2" meta:paragraph-count="6" meta:word-count="14" meta:character-count="141" meta:non-whitespace-character-count="133"/>
  </office:meta>
</office:document-meta>
</file>